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3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 table:number-rows-repeated="30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2" table:number-rows-repeated="30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18">
            <text:p>18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2" table:number-rows-repeated="2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3">
            <text:p>2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2">
          <table:table-cell office:value-type="string">
            <text:p>Pruebas</text:p>
          </table:table-cell>
          <table:table-cell table:formula="of:=[Pruebas.C41]" office:value-type="float" office:value="18">
            <text:p>18</text:p>
          </table:table-cell>
        </table:table-row>
        <table:table-row table:style-name="ro2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23">
            <text:p>23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441">
            <text:p>4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25/05/2012</text:date>, <text:time>01:31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5-25T01:31:16</dc:date>
    <meta:editing-duration>PT01H23M27S</meta:editing-duration>
    <meta:editing-cycles>109</meta:editing-cycles>
    <meta:generator>OpenOffice.org/3.2$Unix OpenOffice.org_project/320m12$Build-9483</meta:generator>
    <dc:creator>david </dc:creator>
    <meta:document-statistic meta:table-count="5" meta:cell-count="315" meta:object-count="0"/>
  </office:meta>
</office:document-meta>
</file>